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ource code management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3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arly approa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imple tools</text:p>
                <text:list>
                  <text:list-item>
                    <text:list>
                      <text:list-item>
                        <text:p text:style-name="P1">diff, patch and tar</text:p>
                      </text:list-item>
                      <text:list-item>
                        <text:p text:style-name="P1">Patches sent by email</text:p>
                      </text:list-item>
                      <text:list-item>
                        <text:p text:style-name="P1">Each developer maintains their own tree</text:p>
                      </text:list-item>
                      <text:list-item>
                        <text:p text:style-name="P1">Distribution by ftp and use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atches</text:p>
          </draw:text-box>
        </draw:frame>
        <draw:frame draw:style-name="gr3" draw:text-style-name="P5" draw:layer="layout" svg:width="28cm" svg:height="8.779cm" svg:x="1cm" svg:y="12cm">
          <draw:text-box>
            <text:p text:style-name="P1"><text:span text:style-name="T1">--- a/source3/rpc_server/srv_svcctl_nt.c</text:span></text:p>
            <text:p text:style-name="P1"><text:span text:style-name="T1">+++ b/source3/rpc_server/srv_svcctl_nt.c</text:span></text:p>
            <text:p text:style-name="P1"><text:span text:style-name="T1">@@ -466,9 +466,7 @@ WERROR _svcctl_EnumServicesStatusW(pipes_struct *p,</text:span></text:p>
            <text:p text:style-name="P1"><text:span text:style-name="T1"><text:s text:c="16"/></text:span><text:span text:style-name="T1">}</text:span></text:p>
            <text:p text:style-name="P1"><text:span text:style-name="T1"/></text:p>
            <text:p text:style-name="P1"><text:span text:style-name="T1"><text:s text:c="16"/></text:span><text:span text:style-name="T1">blob = ndr_push_blob(ndr);</text:span></text:p>
            <text:p text:style-name="P1"><text:span text:style-name="T1">- <text:s text:c="14"/>if (blob.length &gt;= r-&gt;in.offered) {</text:span></text:p>
            <text:p text:style-name="P1"><text:span text:style-name="T1">- <text:s text:c="22"/>memcpy(r-&gt;out.service, blob.data, r-&gt;in.offered);</text:span></text:p>
            <text:p text:style-name="P1"><text:span text:style-name="T1">- <text:s text:c="14"/>}</text:span></text:p>
            <text:p text:style-name="P1"><text:span text:style-name="T1">+ <text:s text:c="14"/>memcpy(r-&gt;out.service, blob.data, r-&gt;in.offered)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Basic tool of code exchange</text:p>
                <text:list>
                  <text:list-item>
                    <text:list>
                      <text:list-item>
                        <text:p text:style-name="P1">several formats available – unidiff now the norm</text:p>
                      </text:list-item>
                      <text:list-item>
                        <text:p text:style-name="P1">contains short context for each change</text:p>
                      </text:list-item>
                      <text:list-item>
                        <text:p text:style-name="P1">main tools: diff, patch, diffst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nding pat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mmon rules</text:p>
                <text:list>
                  <text:list-item>
                    <text:list>
                      <text:list-item>
                        <text:p text:style-name="P1">use diff -up, exclude generated files</text:p>
                      </text:list-item>
                      <text:list-item>
                        <text:p text:style-name="P1">include diffstat output</text:p>
                      </text:list-item>
                      <text:list-item>
                        <text:p text:style-name="P1">include an explanation of your patch</text:p>
                      </text:list-item>
                      <text:list-item>
                        <text:p text:style-name="P1">[PATCH] at start of subject</text:p>
                      </text:list-item>
                      <text:list-item>
                        <text:p text:style-name="P1">use inline or plain text encoding for patch</text:p>
                      </text:list-item>
                      <text:list-item>
                        <text:p text:style-name="P1">don't send html encoded email!</text:p>
                      </text:list-item>
                      <text:list-item>
                        <text:p text:style-name="P1">break up your patches on logical boundaries</text:p>
                      </text:list-item>
                      <text:list-item>
                        <text:p text:style-name="P1">use a patch series if needed</text:p>
                      </text:list-item>
                      <text:list-item>
                        <text:p text:style-name="P1">check you've followed the project coding style</text:p>
                      </text:list-item>
                      <text:list-item>
                        <text:p text:style-name="P1">be sure you are sending to the right place</text:p>
                      </text:list-item>
                      <text:list-item>
                        <text:p text:style-name="P1">be patient, and follow up if need be</text:p>
                      </text:list-item>
                      <text:list-item>
                        <text:p text:style-name="P1">Add Signed-off-by (for some project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.5cm" svg:height="0.962cm" svg:x="3.5cm" svg:y="19.038cm">
          <draw:text-box>
            <text:p text:style-name="P1">Let's look at some examples on the kernel list ...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irst generation SCM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RCS and SCCS</text:p>
                <text:list>
                  <text:list-item>
                    <text:list>
                      <text:list-item>
                        <text:p text:style-name="P1">Manages files individually</text:p>
                      </text:list-item>
                      <text:list-item>
                        <text:p text:style-name="P1">Only one person editing at a time</text:p>
                      </text:list-item>
                      <text:list-item>
                        <text:p text:style-name="P1">No merge capability</text:p>
                      </text:list-item>
                      <text:list-item>
                        <text:p text:style-name="P1">Provides development history</text:p>
                      </text:list-item>
                      <text:list-item>
                        <text:p text:style-name="P1">Key data is who, what and w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The rise of CV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ncurrent Versions System</text:p>
                <text:list>
                  <text:list-item>
                    <text:list>
                      <text:list-item>
                        <text:p text:style-name="P1">Built on top of RCS</text:p>
                      </text:list-item>
                      <text:list-item>
                        <text:p text:style-name="P1">Allowed for parallel development</text:p>
                      </text:list-item>
                      <text:list-item>
                        <text:p text:style-name="P1">Included merge and conflict resolution</text:p>
                        <text:list>
                          <text:list-item>
                            <text:list>
                              <text:list-item>
                                <text:p text:style-name="P1">based on diff/patc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Hugely popular in the FOSS world</text:p>
                <text:list>
                  <text:list-item>
                    <text:list>
                      <text:list-item>
                        <text:p text:style-name="P1">Dominated FOSS development from 1991 to 2005</text:p>
                      </text:list-item>
                      <text:list-item>
                        <text:p text:style-name="P1">Still very widely used, but less so each year</text:p>
                      </text:list-item>
                    </text:list>
                  </text:list-item>
                </text:list>
              </text:list-item>
              <text:list-item>
                <text:p text:style-name="P1">Many limitations</text:p>
                <text:list>
                  <text:list-item>
                    <text:list>
                      <text:list-item>
                        <text:p text:style-name="P1">Poor rename and directory support</text:p>
                      </text:list-item>
                      <text:list-item>
                        <text:p text:style-name="P1">Contacts centralised server for most operations</text:p>
                      </text:list-item>
                      <text:list-item>
                        <text:p text:style-name="P1">Poor branch merging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entralised vs Distributed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here is the project hosted?</text:p>
                <text:list>
                  <text:list-item>
                    <text:list>
                      <text:list-item>
                        <text:p text:style-name="P1">CVS hosts in a central fashion</text:p>
                      </text:list-item>
                      <text:list-item>
                        <text:p text:style-name="P1">Each developer has a 'checkout'</text:p>
                      </text:list-item>
                      <text:list-item>
                        <text:p text:style-name="P1">Most project meta-data is only stored on the central server</text:p>
                      </text:list-item>
                    </text:list>
                  </text:list-item>
                </text:list>
              </text:list-item>
              <text:list-item>
                <text:p text:style-name="P1">Distributed version control</text:p>
                <text:list>
                  <text:list-item>
                    <text:list>
                      <text:list-item>
                        <text:p text:style-name="P1">All project history is locally available to all developers</text:p>
                      </text:list-item>
                      <text:list-item>
                        <text:p text:style-name="P1">Most systems aim for easy branching/merg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ubvers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'CVS done right'</text:p>
                <text:list>
                  <text:list-item>
                    <text:list>
                      <text:list-item>
                        <text:p text:style-name="P1">Attempt to re-invent centralised source code control</text:p>
                      </text:list-item>
                      <text:list-item>
                        <text:p text:style-name="P1">Fixes many of the limitations in CVS</text:p>
                      </text:list-item>
                      <text:list-item>
                        <text:p text:style-name="P1">Adds project-wide revisions</text:p>
                      </text:list-item>
                      <text:list-item>
                        <text:p text:style-name="P1">Widely chosen to replace CVS in FOSS projects from 2001 onwards</text:p>
                      </text:list-item>
                      <text:list-item>
                        <text:p text:style-name="P1">Still very widely used</text:p>
                      </text:list-item>
                    </text:list>
                  </text:list-item>
                </text:list>
              </text:list-item>
              <text:list-item>
                <text:p text:style-name="P1">Centralised design</text:p>
                <text:list>
                  <text:list-item>
                    <text:list>
                      <text:list-item>
                        <text:p text:style-name="P1">Use of non-distributed design has been criticised</text:p>
                      </text:list-item>
                      <text:list-item>
                        <text:p text:style-name="P1">Distributed add-ons available (svk), but not widely u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istributed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Early systems</text:p>
                <text:list>
                  <text:list-item>
                    <text:list>
                      <text:list-item>
                        <text:p text:style-name="P1">Code Co-Op (windows based) in 1997</text:p>
                      </text:list-item>
                      <text:list-item>
                        <text:p text:style-name="P1">GNU Arch (aka TLA or Tom Lord's Arch) in 2001</text:p>
                      </text:list-item>
                    </text:list>
                  </text:list-item>
                </text:list>
              </text:list-item>
              <text:list-item>
                <text:p text:style-name="P1">Bitkeeper</text:p>
                <text:list>
                  <text:list-item>
                    <text:list>
                      <text:list-item>
                        <text:p text:style-name="P1">Adopted by Linux kernel in 2002</text:p>
                      </text:list-item>
                      <text:list-item>
                        <text:p text:style-name="P1">Unusual licensing model</text:p>
                      </text:list-item>
                      <text:list-item>
                        <text:p text:style-name="P1">Huge impact on speed of kernel development</text:p>
                      </text:list-item>
                    </text:list>
                  </text:list-item>
                </text:list>
              </text:list-item>
              <text:list-item>
                <text:p text:style-name="P1">Newer systems</text:p>
                <text:list>
                  <text:list-item>
                    <text:list>
                      <text:list-item>
                        <text:p text:style-name="P1">Lots of new systems starting in 2003</text:p>
                      </text:list-item>
                      <text:list-item>
                        <text:p text:style-name="P1">bazaar, darcs, mecurial, git, monotone</text:p>
                      </text:list-item>
                      <text:list-item>
                        <text:p text:style-name="P1">git has gained widest follow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7.127cm" svg:height="0.963cm" svg:x="9cm" svg:y="19cm">
          <draw:text-box>
            <text:p>let's see a demo of git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itkeeper and gi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ntroversial choice</text:p>
                <text:list>
                  <text:list-item>
                    <text:list>
                      <text:list-item>
                        <text:p text:style-name="P1">Linux kernel adopted bitkeeper in 2002</text:p>
                      </text:list-item>
                      <text:list-item>
                        <text:p text:style-name="P1">Led to acceleration of kernel development</text:p>
                      </text:list-item>
                      <text:list-item>
                        <text:p text:style-name="P1">Proprietary tool, with freeware client</text:p>
                      </text:list-item>
                      <text:list-item>
                        <text:p text:style-name="P1">License terms included a strong non-compete clause</text:p>
                      </text:list-item>
                    </text:list>
                  </text:list-item>
                </text:list>
              </text:list-item>
              <text:list-item>
                <text:p text:style-name="P1">Move to git</text:p>
                <text:list>
                  <text:list-item>
                    <text:list>
                      <text:list-item>
                        <text:p text:style-name="P1">Makers of bitkeeper disapproved of free client</text:p>
                      </text:list-item>
                      <text:list-item>
                        <text:p text:style-name="P1">Free bitkeeper withdrawn in 2005</text:p>
                      </text:list-item>
                      <text:list-item>
                        <text:p text:style-name="P1">Replaced by new system 'git' in June 200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Interfac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mmand line dominates</text:p>
                <text:list>
                  <text:list-item>
                    <text:list>
                      <text:list-item>
                        <text:p text:style-name="P1">Most FOSS users use command line interfaces</text:p>
                      </text:list-item>
                      <text:list-item>
                        <text:p text:style-name="P1">Tools aim to produce a very fast workflow</text:p>
                      </text:list-item>
                      <text:list-item>
                        <text:p text:style-name="P1">Most SCM tools also offer GUI or editor interfaces</text:p>
                      </text:list-item>
                    </text:list>
                  </text:list-item>
                </text:list>
              </text:list-item>
              <text:list-item>
                <text:p text:style-name="P1">Web Interfaces</text:p>
                <text:list>
                  <text:list-item>
                    <text:list>
                      <text:list-item>
                        <text:p text:style-name="P1">Many SCM tools provide web interfaces</text:p>
                      </text:list-item>
                      <text:list-item>
                        <text:p text:style-name="P1">Mostly used to browse development history</text:p>
                      </text:list-item>
                      <text:list-item>
                        <text:p text:style-name="P1">cvsweb, svnweb and gitweb are very popular</text:p>
                      </text:list-item>
                      <text:list-item>
                        <text:p text:style-name="P1">Custom web interfaces are often built</text:p>
                      </text:list-item>
                    </text:list>
                  </text:list-item>
                </text:list>
              </text:list-item>
              <text:list-item>
                <text:p text:style-name="P1">Interfaces with other systems</text:p>
                <text:list>
                  <text:list-item>
                    <text:list>
                      <text:list-item>
                        <text:p text:style-name="P1">Tools to integrate with bug tracking systems</text:p>
                      </text:list-item>
                      <text:list-item>
                        <text:p text:style-name="P1">Integration with build management and build fa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uild Far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Integrating SCM with testing</text:p>
                <text:list>
                  <text:list-item>
                    <text:list>
                      <text:list-item>
                        <text:p text:style-name="P1">Automating testing can help find bugs faster</text:p>
                      </text:list-item>
                      <text:list-item>
                        <text:p text:style-name="P1">Especially important for portability</text:p>
                      </text:list-item>
                    </text:list>
                  </text:list-item>
                </text:list>
              </text:list-item>
              <text:list-item>
                <text:p text:style-name="P1">A build farm</text:p>
                <text:list>
                  <text:list-item>
                    <text:list>
                      <text:list-item>
                        <text:p text:style-name="P1">Wide range of machines/OS's</text:p>
                      </text:list-item>
                      <text:list-item>
                        <text:p text:style-name="P1">Automatically run regression tests on commit</text:p>
                      </text:list-item>
                      <text:list-item>
                        <text:p text:style-name="P1">Usually results are available publicly</text:p>
                      </text:list-item>
                      <text:list-item>
                        <text:p text:style-name="P1">Build/test failures may be reported by email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Tinderbox</text:p>
                      </text:list-item>
                      <text:list-item>
                        <text:p text:style-name="P1">Samba build farm</text:p>
                      </text:list-item>
                      <text:list-item>
                        <text:p text:style-name="P1">Build-b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ublic SCM Host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anned hosting</text:p>
                <text:list>
                  <text:list-item>
                    <text:list>
                      <text:list-item>
                        <text:p text:style-name="P1">Many/most FOSS projects use a canned hosting solution</text:p>
                      </text:list-item>
                      <text:list-item>
                        <text:p text:style-name="P1">Canned project hosting can make project maintenance much easier</text:p>
                      </text:list-item>
                      <text:list-item>
                        <text:p text:style-name="P1">usually less flexible than running your own</text:p>
                      </text:list-item>
                    </text:list>
                  </text:list-item>
                </text:list>
              </text:list-item>
              <text:list-item>
                <text:p text:style-name="P1">DVCS public hosting</text:p>
                <text:list>
                  <text:list-item>
                    <text:list>
                      <text:list-item>
                        <text:p text:style-name="P1">DVCS workflow created a demand for easier hosting</text:p>
                      </text:list-item>
                      <text:list-item>
                        <text:p text:style-name="P1">Many sites have sprung up for all the DVCS systems</text:p>
                      </text:list-item>
                      <text:list-item>
                        <text:p text:style-name="P1">See for example </text:p>
                        <text:list>
                          <text:list-item>
                            <text:list>
                              <text:list-item>
                                <text:p text:style-name="P1">Git: repo.oz.cz, github.com</text:p>
                              </text:list-item>
                              <text:list-item>
                                <text:p text:style-name="P1">Hg: bitbucket.org, freehg.org</text:p>
                              </text:list-item>
                              <text:list-item>
                                <text:p text:style-name="P1">bzr: launchpad.n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Compatibility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4">
              <text:list-item>
                <text:p text:style-name="P1">Two SCMs, one project</text:p>
                <text:list>
                  <text:list-item>
                    <text:list>
                      <text:list-item>
                        <text:p>Some projects offer multiple SCMs for the same code</text:p>
                      </text:list-item>
                      <text:list-item>
                        <text:p>Gateway tools offer interoperability</text:p>
                      </text:list-item>
                      <text:list-item>
                        <text:p>As a new developer, choose the SCM that most of the existing developers in the project use</text:p>
                      </text:list-item>
                    </text:list>
                  </text:list-item>
                </text:list>
              </text:list-item>
              <text:list-item>
                <text:p text:style-name="P1">Conversion tools</text:p>
                <text:list>
                  <text:list-item>
                    <text:list>
                      <text:list-item>
                        <text:p>Many newer SCMs offer automated conversion</text:p>
                      </text:list-item>
                      <text:list-item>
                        <text:p>Allows project history to be preserved</text:p>
                      </text:list-item>
                      <text:list-item>
                        <text:p>Often requires some manual tweaking</text:p>
                      </text:list-item>
                      <text:list-item>
                        <text:p>Best known general converter is 'tailor'</text:p>
                      </text:list-item>
                    </text:list>
                  </text:list-item>
                </text:list>
              </text:list-item>
              <text:list-item>
                <text:p>Builtin converters</text:p>
                <text:list>
                  <text:list-item>
                    <text:list>
                      <text:list-item>
                        <text:p>some SCM tools have builtin access to other tools</text:p>
                      </text:list-item>
                      <text:list-item>
                        <text:p>“git svn” is paricularly usefu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Andrew Tridgell</meta:initial-creator>
    <meta:creation-date>2009-03-07T14:24:48</meta:creation-date>
    <dc:creator>Andrew Tridgell</dc:creator>
    <dc:date>2010-04-05T15:50:30</dc:date>
    <meta:editing-cycles>161</meta:editing-cycles>
    <meta:editing-duration>PT80H54M40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